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 style:list-style-name="L2">
      <style:graphic-properties draw:fill-color="#ffffff" draw:auto-grow-height="true" fo:min-height="14cm"/>
    </style:style>
    <style:style style:name="pr7" style:family="presentation" style:parent-style-name="midnightblue-subtitle" style:list-style-name="L2">
      <style:graphic-properties draw:fill-color="#ffffff" draw:auto-grow-height="true" fo:min-height="14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Create First Service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Mode : Initiate</text:p>
          </draw:text-box>
        </draw:frame>
        <draw:frame presentation:style-name="pr4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SWARM is not active or enable by default</text:p>
              </text:list-item>
              <text:list-item>
                <text:p text:style-name="P4">Enable SWARM : docker docker swarm init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init : What Happened</text:p>
          </draw:text-box>
        </draw:frame>
        <draw:frame presentation:style-name="pr5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Lots of PKI and Security Automation<text:line-break/>Root signing Certificate created for our Swarm<text:line-break/>Certificate is issued for First Manager Node<text:line-break/>Join Tockens are created<text:line-break/>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init : What Happened</text:p>
          </draw:text-box>
        </draw:frame>
        <draw:frame presentation:style-name="pr6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RAFT DataBase is created to Store root CA, Configs and secrets<text:line-break/>Encrped by Default on Disk<text:line-break/>No need for another key/value to hold secrets<text:line-break/>Replicates logs amongst Managers via Mutual TLS in ‘Control Plane’<text:line-break/>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warm : Create Service</text:p>
          </draw:text-box>
        </draw:frame>
        <draw:frame presentation:style-name="pr7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Create new Service in SWARM<text:line-break/>docker create service &lt;image&gt;<text:line-break/></text:p>
              </text:list-item>
              <text:list-item>
                <text:p text:style-name="P4">Find running Service<text:line-break/>docker service ps &lt;ser_name&gt;<text:line-break/></text:p>
              </text:list-item>
              <text:list-item>
                <text:p text:style-name="P4">Scale Up service<text:line-break/>docker service update &lt;ser_name&gt; --replicas &lt;count&gt;<text:line-break/>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15T10:23:26.718477329</dc:date>
    <meta:editing-duration>PT3H1M43S</meta:editing-duration>
    <meta:editing-cycles>7</meta:editing-cycles>
    <meta:generator>LibreOffice/5.1.6.2$Linux_X86_64 LibreOffice_project/10m0$Build-2</meta:generator>
    <meta:document-statistic meta:object-count="61"/>
  </office:meta>
</office:document-meta>
</file>